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64.0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99pt" fo:break-before="auto" style:use-optimal-row-height="true"/>
    </style:style>
    <style:style style:name="ro4" style:family="table-row">
      <style:table-row-properties style:row-height="18.9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size-asian="14pt" style:font-size-complex="14pt"/>
    </style:style>
    <style:style style:name="ce25" style:family="table-cell" style:parent-style-name="Heading_20_3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Heading_20_3">
      <style:table-cell-properties fo:border="0.06pt solid #000000"/>
    </style:style>
    <style:style style:name="ce5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My_20_Good">
      <style:text-properties style:font-name="Liberation Serif"/>
    </style:style>
    <style:style style:name="ce8" style:family="table-cell" style:parent-style-name="Heading_20_1">
      <style:table-cell-properties fo:border="0.06pt solid #000000"/>
    </style:style>
    <style:style style:name="ce9" style:family="table-cell" style:parent-style-name="My_20_Good" style:data-style-name="N4"/>
    <style:style style:name="ce10" style:family="table-cell" style:parent-style-name="My_20_Neutral" style:data-style-name="N4"/>
    <style:style style:name="ce11" style:family="table-cell" style:parent-style-name="Bad" style:data-style-name="N4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2" style:font-size-asian="12pt" style:font-name-complex="Liberation Sans2" style:font-size-complex="12pt"/>
    </style:style>
    <style:style style:name="ce14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5" style:family="table-cell" style:parent-style-name="My_20_Neutral">
      <style:text-properties style:font-name="Liberation Sans1"/>
    </style:style>
    <style:style style:name="ce16" style:family="table-cell" style:parent-style-name="My_20_Neutral">
      <style:text-properties style:font-name="Liberation Sans2"/>
    </style:style>
    <style:style style:name="ce17" style:family="table-cell" style:parent-style-name="My_20_Good">
      <style:text-properties style:font-name="Liberation Sans2"/>
    </style:style>
    <style:style style:name="ce18" style:family="table-cell" style:parent-style-name="My_20_Good">
      <style:text-properties style:font-name="Liberation Sans1"/>
    </style:style>
    <style:style style:name="ce19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ce20" style:family="table-cell" style:parent-style-name="Content_20_1">
      <style:text-properties style:font-name="Liberation Sans2"/>
    </style:style>
    <style:style style:name="ce21" style:family="table-cell" style:parent-style-name="Content_20_1">
      <style:text-properties style:font-name="Liberation Sans1"/>
    </style:style>
    <style:style style:name="ce22" style:family="table-cell" style:parent-style-name="Content_20_1" style:data-style-name="N4"/>
    <style:style style:name="ce23" style:family="table-cell" style:parent-style-name="Content_20_1">
      <style:text-properties style:font-name="Liberation Sans2" style:font-name-asian="Liberation Sans2" style:font-name-complex="Liberation Sans2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My_20_Neutral"/>
        <table:table-column table:style-name="co2" table:default-cell-style-name="ce16"/>
        <table:table-column table:style-name="co2" table:default-cell-style-name="ce10"/>
        <table:table-column table:style-name="co2" table:default-cell-style-name="ce16"/>
        <table:table-column table:style-name="co4" table:default-cell-style-name="Default"/>
        <table:table-column table:style-name="co2" table:default-cell-style-name="Default"/>
        <table:table-column table:style-name="co1" table:default-cell-style-name="Content_20_1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oals</text:p>
          </table:table-cell>
          <table:covered-table-cell table:number-columns-repeated="2" table:style-name="ce6"/>
          <table:covered-table-cell table:style-name="ce12"/>
          <table:table-cell table:number-columns-repeated="2"/>
          <table:table-cell table:style-name="ce3" office:value-type="string" calcext:value-type="string" table:number-columns-spanned="4" table:number-rows-spanned="1">
            <text:p>Output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Results</text:p>
          </table:table-cell>
          <table:covered-table-cell table:number-columns-repeated="2" table:style-name="ce8"/>
          <table:covered-table-cell/>
        </table:table-row>
        <table:table-row table:style-name="ro2">
          <table:table-cell table:style-name="ce25" office:value-type="string" calcext:value-type="string">
            <text:p>Parameter</text:p>
          </table:table-cell>
          <table:table-cell table:style-name="ce25" office:value-type="string" calcext:value-type="string">
            <text:p>Unit</text:p>
          </table:table-cell>
          <table:table-cell table:style-name="ce25" office:value-type="string" calcext:value-type="string">
            <text:p>Value</text:p>
          </table:table-cell>
          <table:table-cell table:style-name="ce25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3">
          <table:table-cell table:style-name="My_20_Good" office:value-type="string" calcext:value-type="string">
            <text:p>f<text:span text:style-name="T1">low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50" calcext:value-type="float">
            <text:p>5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cm</text:p>
          </table:table-cell>
          <table:table-cell table:style-name="My_20_Neutral" office:value-type="string" calcext:value-type="string">
            <text:p>mA</text:p>
          </table:table-cell>
          <table:table-cell table:formula="of:=SQRT((2*[.C8]) / [.C7]) * 1000" office:value-type="float" office:value="500" calcext:value-type="float">
            <text:p>500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C</text:p>
          </table:table-cell>
          <table:table-cell table:style-name="ce20" office:value-type="string" calcext:value-type="string">
            <text:p>Ω</text:p>
          </table:table-cell>
          <table:table-cell table:style-name="ce22" table:formula="of:=[.I22]" office:value-type="float" office:value="705" calcext:value-type="float">
            <text:p>705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f<text:span text:style-name="T1">high</text:span></text:p>
          </table:table-cell>
          <table:table-cell table:style-name="My_20_Good" office:value-type="string" calcext:value-type="string">
            <text:p>Hz</text:p>
          </table:table-cell>
          <table:table-cell table:style-name="My_20_Good" office:value-type="float" office:value="15000" calcext:value-type="float">
            <text:p>150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L</text:p>
          </table:table-cell>
          <table:table-cell table:style-name="My_20_Neutral" office:value-type="string" calcext:value-type="string">
            <text:p>V</text:p>
          </table:table-cell>
          <table:table-cell table:formula="of:=SQRT(2*[.C8]*[.C7])" office:value-type="float" office:value="4" calcext:value-type="float">
            <text:p>4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style-name="ce20" office:value-type="string" calcext:value-type="string">
            <text:p>Ω</text:p>
          </table:table-cell>
          <table:table-cell table:style-name="ce22" table:formula="of:=[.I32]" office:value-type="float" office:value="150" calcext:value-type="float">
            <text:p>150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M<text:span text:style-name="T1">low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My_20_Good" office:value-type="string" calcext:value-type="string">
            <text:p>IC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20" calcext:value-type="float">
            <text:p>20.00</text:p>
          </table:table-cell>
          <table:table-cell table:style-name="My_20_Good" office:value-type="string" calcext:value-type="string">
            <text:p>(0.02-0.08)*Icm</text:p>
          </table:table-cell>
          <table:table-cell table:number-columns-repeated="2"/>
          <table:table-cell office:value-type="string" calcext:value-type="string">
            <text:p>R1</text:p>
          </table:table-cell>
          <table:table-cell table:style-name="ce20" office:value-type="string" calcext:value-type="string">
            <text:p>kΩ</text:p>
          </table:table-cell>
          <table:table-cell table:style-name="ce22" table:formula="of:=[.I39]" office:value-type="float" office:value="14.4431818181818" calcext:value-type="float">
            <text:p>14.44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M<text:span text:style-name="T1">high</text:span></text:p>
          </table:table-cell>
          <table:table-cell table:style-name="My_20_Good" office:value-type="string" calcext:value-type="string">
            <text:p>dB</text:p>
          </table:table-cell>
          <table:table-cell table:style-name="My_20_Good" office:value-type="float" office:value="-3" calcext:value-type="float">
            <text:p>-3</text:p>
          </table:table-cell>
          <table:table-cell table:style-name="My_20_Good" office:value-type="float" office:value="0.7" calcext:value-type="float">
            <text:p>0.7</text:p>
          </table:table-cell>
          <table:table-cell table:number-columns-repeated="2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80" calcext:value-type="float">
            <text:p>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2</text:p>
          </table:table-cell>
          <table:table-cell table:style-name="ce20" office:value-type="string" calcext:value-type="string">
            <text:p>kΩ</text:p>
          </table:table-cell>
          <table:table-cell table:style-name="ce22" table:formula="of:=[.I38]" office:value-type="float" office:value="7.3625" calcext:value-type="float">
            <text:p>7.3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R<text:span text:style-name="T1">L</text:span></text:p>
          </table:table-cell>
          <table:table-cell table:style-name="ce7" office:value-type="string" calcext:value-type="string">
            <text:p>Ω</text:p>
          </table:table-cell>
          <table:table-cell table:style-name="My_20_Good" office:value-type="float" office:value="8" calcext:value-type="float">
            <text:p>8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max</text:p>
          </table:table-cell>
          <table:table-cell table:style-name="My_20_Neutral" office:value-type="string" calcext:value-type="string">
            <text:p>mA</text:p>
          </table:table-cell>
          <table:table-cell table:formula="of:=[.I3] / [.I6]" office:value-type="float" office:value="6.25" calcext:value-type="float">
            <text:p>6.25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 = RE2</text:p>
          </table:table-cell>
          <table:table-cell table:style-name="ce21" office:value-type="string" calcext:value-type="string">
            <text:p>Ω</text:p>
          </table:table-cell>
          <table:table-cell table:style-name="ce22" table:formula="of:=[.I16]" office:value-type="float" office:value="0.48" calcext:value-type="float">
            <text:p>0.48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3">
          <table:table-cell table:style-name="My_20_Good" office:value-type="string" calcext:value-type="string">
            <text:p>P<text:span text:style-name="T1">L</text:span></text:p>
          </table:table-cell>
          <table:table-cell table:style-name="My_20_Good" office:value-type="string" calcext:value-type="string">
            <text:p>W</text:p>
          </table:table-cell>
          <table:table-cell table:style-name="My_20_Good" office:value-type="float" office:value="1" calcext:value-type="float">
            <text:p>1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</text:p>
          </table:table-cell>
          <table:table-cell table:style-name="My_20_Neutral" office:value-type="string" calcext:value-type="string">
            <text:p>uA</text:p>
          </table:table-cell>
          <table:table-cell table:formula="of:=([.I5] /  [.I6]) * 1000" office:value-type="float" office:value="250" calcext:value-type="float">
            <text:p>250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1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44]" office:value-type="float" office:value="3.73663518221393" calcext:value-type="float">
            <text:p>3.74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UBEmax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52" calcext:value-type="float">
            <text:p>0.52</text:p>
          </table:table-cell>
          <table:table-cell table:style-name="ce17" office:value-type="string" calcext:value-type="string">
            <text:p>Ibmax</text:p>
          </table:table-cell>
          <table:table-cell table:number-columns-repeated="2"/>
          <table:table-cell office:value-type="string" calcext:value-type="string">
            <text:p>C2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40]" office:value-type="float" office:value="390.007619900837" calcext:value-type="float">
            <text:p>390.01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UBE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0.36" calcext:value-type="float">
            <text:p>0.36</text:p>
          </table:table-cell>
          <table:table-cell table:style-name="ce18" office:value-type="string" calcext:value-type="string">
            <text:p>Ib</text:p>
          </table:table-cell>
          <table:table-cell table:number-columns-repeated="2"/>
          <table:table-cell office:value-type="string" calcext:value-type="string">
            <text:p>CE</text:p>
          </table:table-cell>
          <table:table-cell table:style-name="ce20" office:value-type="string" calcext:value-type="string">
            <text:p>uF</text:p>
          </table:table-cell>
          <table:table-cell table:style-name="ce22" table:formula="of:=[.I33]" office:value-type="float" office:value="212.206590789194" calcext:value-type="float">
            <text:p>212.21</text:p>
          </table:table-cell>
          <table:table-cell table:style-name="ce20" office:value-type="string" calcext:value-type="string">
            <text:p>≥ 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Ubm</text:p>
          </table:table-cell>
          <table:table-cell table:style-name="My_20_Neutral" office:value-type="string" calcext:value-type="string">
            <text:p>V</text:p>
          </table:table-cell>
          <table:table-cell table:formula="of:=[.I9]-[.I10]"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Ibm(driver)</text:p>
          </table:table-cell>
          <table:table-cell table:style-name="ce20" office:value-type="string" calcext:value-type="string">
            <text:p>uA</text:p>
          </table:table-cell>
          <table:table-cell table:style-name="ce22" table:formula="of:=[.I47]" office:value-type="float" office:value="39.1635781285747" calcext:value-type="float">
            <text:p>39.1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 table:number-columns-spanned="4" table:number-rows-spanned="1">
            <text:p>Power Supply</text:p>
          </table:table-cell>
          <table:covered-table-cell table:number-columns-repeated="2" table:style-name="ce8"/>
          <table:covered-table-cell/>
          <table:table-cell table:number-columns-repeated="2"/>
          <table:table-cell office:value-type="string" calcext:value-type="string">
            <text:p>Ibm</text:p>
          </table:table-cell>
          <table:table-cell table:style-name="My_20_Neutral" office:value-type="string" calcext:value-type="string">
            <text:p>mA</text:p>
          </table:table-cell>
          <table:table-cell table:formula="of:=[.I7] - ([.I8] / 1000)" office:value-type="float" office:value="6" calcext:value-type="float">
            <text:p>6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im(driver)</text:p>
          </table:table-cell>
          <table:table-cell table:style-name="ce20" office:value-type="string" calcext:value-type="string">
            <text:p>mV</text:p>
          </table:table-cell>
          <table:table-cell table:style-name="ce22" table:formula="of:=[.I48]" office:value-type="float" office:value="39.457304964539" calcext:value-type="float">
            <text:p>39.4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office:value-type="string" calcext:value-type="string">
            <text:p>Ri(out)</text:p>
          </table:table-cell>
          <table:table-cell table:style-name="ce15" office:value-type="string" calcext:value-type="string">
            <text:p>Ω</text:p>
          </table:table-cell>
          <table:table-cell table:formula="of:=[.I11] / ([.I12] / 1000) + [.I6] * [.C7]" office:value-type="float" office:value="666.666666666667" calcext:value-type="float">
            <text:p>666.67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VCEmin(out)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2" calcext:value-type="float">
            <text:p>2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i(out)</text:p>
          </table:table-cell>
          <table:table-cell table:style-name="ce15" office:value-type="string" calcext:value-type="string">
            <text:p>V</text:p>
          </table:table-cell>
          <table:table-cell table:formula="of:=[.I11]+[.I4]" office:value-type="float" office:value="4.16" calcext:value-type="float">
            <text:p>4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4">
          <table:table-cell table:style-name="My_20_Neutral" office:value-type="string" calcext:value-type="string">
            <text:p>Vcc<text:span text:style-name="T2">(calc)</text:span></text:p>
          </table:table-cell>
          <table:table-cell table:style-name="My_20_Neutral" office:value-type="string" calcext:value-type="string">
            <text:p>V</text:p>
          </table:table-cell>
          <table:table-cell table:style-name="ce10" table:formula="of:=2*(SQRT(2*[.C8]*[.C7])+[.C14])" office:value-type="float" office:value="12" calcext:value-type="float">
            <text:p>12.00</text:p>
          </table:table-cell>
          <table:table-cell table:style-name="My_20_Neutral" office:value-type="string" calcext:value-type="string">
            <text:p>-</text:p>
          </table:table-cell>
          <table:table-cell table:number-columns-repeated="2"/>
          <table:table-cell table:style-name="My_20_Good" office:value-type="string" calcext:value-type="string">
            <text:p>stability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0.06" calcext:value-type="float">
            <text:p>0.06</text:p>
          </table:table-cell>
          <table:table-cell table:style-name="ce18" office:value-type="string" calcext:value-type="string">
            <text:p>0.05-0.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My_20_Good" office:value-type="string" calcext:value-type="string">
            <text:p>Vcc</text:p>
          </table:table-cell>
          <table:table-cell table:style-name="My_20_Good" office:value-type="string" calcext:value-type="string">
            <text:p>V</text:p>
          </table:table-cell>
          <table:table-cell table:style-name="ce9" office:value-type="float" office:value="12" calcext:value-type="float">
            <text:p>12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RE1 = RE2</text:p>
          </table:table-cell>
          <table:table-cell table:style-name="ce15" office:value-type="string" calcext:value-type="string">
            <text:p>Ω</text:p>
          </table:table-cell>
          <table:table-cell table:formula="of:=[.I15] * [.C7]" office:value-type="float" office:value="0.48" calcext:value-type="float">
            <text:p>0.48</text:p>
          </table:table-cell>
          <table:table-cell office:value-type="string" calcext:value-type="string">
            <text:p>*stabilit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Pcmax(out)</text:p>
          </table:table-cell>
          <table:table-cell table:style-name="ce5" office:value-type="string" calcext:value-type="string">
            <text:p>W</text:p>
          </table:table-cell>
          <table:table-cell table:style-name="ce11" table:formula="of:=[.C8]" office:value-type="float" office:value="1" calcext:value-type="float">
            <text:p>1.0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" office:value-type="string" calcext:value-type="string">
            <text:p>VCEmax(out)</text:p>
          </table:table-cell>
          <table:table-cell table:style-name="ce5" office:value-type="string" calcext:value-type="string">
            <text:p>V</text:p>
          </table:table-cell>
          <table:table-cell table:style-name="ce11" table:formula="of:=1.2*[.C16]" office:value-type="float" office:value="14.4" calcext:value-type="float">
            <text:p>14.4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Icmax(out)</text:p>
          </table:table-cell>
          <table:table-cell table:style-name="ce5" office:value-type="string" calcext:value-type="string">
            <text:p>A</text:p>
          </table:table-cell>
          <table:table-cell table:style-name="ce11" table:formula="of:=SQRT((2*[.C8]) / [.C7])" office:value-type="float" office:value="0.5" calcext:value-type="float">
            <text:p>0.50</text:p>
          </table:table-cell>
          <table:table-cell table:style-name="ce14" office:value-type="string" calcext:value-type="string">
            <text:p>≥</text:p>
          </table:table-cell>
          <table:table-cell table:number-columns-repeated="2"/>
          <table:table-cell table:style-name="ce3" office:value-type="string" calcext:value-type="string" table:number-columns-spanned="4" table:number-rows-spanned="1">
            <text:p>Driver stage</text:p>
          </table:table-cell>
          <table:covered-table-cell table:number-columns-repeated="2" table:style-name="ce8"/>
          <table:covered-table-cell table:style-name="Default"/>
          <table:table-cell table:number-columns-repeated="2"/>
          <table:table-cell table:style-name="ce3" office:value-type="string" calcext:value-type="string" table:number-columns-spanned="4" table:number-rows-spanned="1">
            <text:p>Static mode (DC)</text:p>
          </table:table-cell>
          <table:covered-table-cell table:number-columns-repeated="2" table:style-name="ce8"/>
          <table:covered-table-cell/>
        </table:table-row>
        <table:table-row table:style-name="ro2">
          <table:table-cell table:number-columns-repeated="6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  <table:table-cell table:number-columns-repeated="2"/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ote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Icmin</text:p>
          </table:table-cell>
          <table:table-cell table:style-name="My_20_Good" office:value-type="string" calcext:value-type="string">
            <text:p>mA</text:p>
          </table:table-cell>
          <table:table-cell table:style-name="ce9" office:value-type="float" office:value="2" calcext:value-type="float">
            <text:p>2.00</text:p>
          </table:table-cell>
          <table:table-cell table:style-name="My_20_Good" office:value-type="string" calcext:value-type="string">
            <text:p>1-3 mA</text:p>
          </table:table-cell>
          <table:table-cell table:number-columns-repeated="2"/>
          <table:table-cell office:value-type="string" calcext:value-type="string">
            <text:p>URC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23] * [.I22] / 1000" office:value-type="float" office:value="5.64" calcext:value-type="float">
            <text:p>5.64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C</text:p>
          </table:table-cell>
          <table:table-cell office:value-type="string" calcext:value-type="string">
            <text:p>Ω</text:p>
          </table:table-cell>
          <table:table-cell table:formula="of:=((0.5 * [.C16] - [.I10]) / ([.I12] + [.I21])) * 1000" office:value-type="float" office:value="705" calcext:value-type="float">
            <text:p>705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E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23] * [.I32] / 1000" office:value-type="float" office:value="1.2" calcext:value-type="float">
            <text:p>1.2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Ic</text:p>
          </table:table-cell>
          <table:table-cell office:value-type="string" calcext:value-type="string">
            <text:p>mA</text:p>
          </table:table-cell>
          <table:table-cell table:formula="of:=((0.5*[.C16] - [.I10]) * 1000) / [.I22]" office:value-type="float" office:value="8" calcext:value-type="float">
            <text:p>8.0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UR1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([.I36]+[.I35]) * [.I39] / 1000" office:value-type="float" office:value="4.1" calcext:value-type="float">
            <text:p>4.1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Pcmax(driver)</text:p>
          </table:table-cell>
          <table:table-cell table:style-name="ce5" office:value-type="string" calcext:value-type="string">
            <text:p>mW</text:p>
          </table:table-cell>
          <table:table-cell table:style-name="ce11" table:formula="of:=0.5*[.C16]*[.I23]" office:value-type="float" office:value="48" calcext:value-type="float">
            <text:p>48.0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UR2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I36] * [.I38] / 1000" office:value-type="float" office:value="1.9" calcext:value-type="float">
            <text:p>1.9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VCEmax(driver)</text:p>
          </table:table-cell>
          <table:table-cell table:style-name="ce5" office:value-type="string" calcext:value-type="string">
            <text:p>V</text:p>
          </table:table-cell>
          <table:table-cell table:style-name="ce11" table:formula="of:=1.2*[.C16]" office:value-type="float" office:value="14.4" calcext:value-type="float">
            <text:p>14.40</text:p>
          </table:table-cell>
          <table:table-cell table:style-name="ce13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E(driver)</text:p>
          </table:table-cell>
          <table:table-cell table:style-name="ce21" office:value-type="string" calcext:value-type="string">
            <text:p>V</text:p>
          </table:table-cell>
          <table:table-cell table:style-name="ce22" table:formula="of:=[.O22]" office:value-type="float" office:value="1.2" calcext:value-type="float">
            <text:p>1.2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Icmax(driver)</text:p>
          </table:table-cell>
          <table:table-cell table:style-name="ce5" office:value-type="string" calcext:value-type="string">
            <text:p>mA</text:p>
          </table:table-cell>
          <table:table-cell table:style-name="ce11" table:formula="of:=[.I23]+[.I12]" office:value-type="float" office:value="14" calcext:value-type="float">
            <text:p>14.00</text:p>
          </table:table-cell>
          <table:table-cell table:style-name="ce14" office:value-type="string" calcext:value-type="string">
            <text:p>≥</text:p>
          </table:table-cell>
          <table:table-cell table:number-columns-repeated="2"/>
          <table:table-cell office:value-type="string" calcext:value-type="string">
            <text:p>VC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C16] - [.O21] - 2 * [.I37]" office:value-type="float" office:value="4.96" calcext:value-type="float">
            <text:p>4.9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fT</text:p>
          </table:table-cell>
          <table:table-cell table:style-name="My_20_Good" office:value-type="string" calcext:value-type="string">
            <text:p>MHz</text:p>
          </table:table-cell>
          <table:table-cell table:style-name="ce9" office:value-type="float" office:value="280" calcext:value-type="float">
            <text:p>280.00</text:p>
          </table:table-cell>
          <table:table-cell table:style-name="My_20_Good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VB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O25] + [.I37]" office:value-type="float" office:value="1.9" calcext:value-type="float">
            <text:p>1.9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30" calcext:value-type="float">
            <text:p>33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VCE(driver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O26] - [.O25]" office:value-type="float" office:value="3.76" calcext:value-type="float">
            <text:p>3.76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hFE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310" calcext:value-type="float">
            <text:p>310.00</text:p>
          </table:table-cell>
          <table:table-cell table:style-name="My_20_Good" office:value-type="string" calcext:value-type="string">
            <text:p>* Ic</text:p>
          </table:table-cell>
          <table:table-cell table:number-columns-repeated="2"/>
          <table:table-cell office:value-type="string" calcext:value-type="string">
            <text:p>VCE(out)</text:p>
          </table:table-cell>
          <table:table-cell table:style-name="ce20" office:value-type="string" calcext:value-type="string">
            <text:p>V</text:p>
          </table:table-cell>
          <table:table-cell table:style-name="ce22" table:formula="of:=[.C16] / 2" office:value-type="float" office:value="6" calcext:value-type="float">
            <text:p>6.00</text:p>
          </table:table-cell>
          <table:table-cell table:style-name="ce23" office:value-type="string" calcext:value-type="string">
            <text:p>≈</text:p>
          </table:table-cell>
        </table:table-row>
        <table:table-row table:style-name="ro2">
          <table:table-cell table:number-columns-repeated="6"/>
          <table:table-cell table:style-name="ce5" office:value-type="string" calcext:value-type="string">
            <text:p>4*fhigh*hfe</text:p>
          </table:table-cell>
          <table:table-cell table:style-name="ce5" office:value-type="string" calcext:value-type="string">
            <text:p>MHz</text:p>
          </table:table-cell>
          <table:table-cell table:style-name="ce11" table:formula="of:=(4 * [.C4] * [.I28]) / POWER(10; 6)" office:value-type="float" office:value="19.8" calcext:value-type="float">
            <text:p>19.80</text:p>
          </table:table-cell>
          <table:table-cell table:style-name="ce19" office:value-type="string" calcext:value-type="string">
            <text:p>˂ fT</text:p>
          </table:table-cell>
          <table:table-cell table:number-columns-repeated="2"/>
          <table:table-cell office:value-type="string" calcext:value-type="string">
            <text:p>IC(out)</text:p>
          </table:table-cell>
          <table:table-cell table:style-name="ce20" office:value-type="string" calcext:value-type="string">
            <text:p>mA</text:p>
          </table:table-cell>
          <table:table-cell table:style-name="ce22" table:formula="of:=[.I5]" office:value-type="float" office:value="20" calcext:value-type="float">
            <text:p>20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table:style-name="My_20_Good" office:value-type="string" calcext:value-type="string">
            <text:p>stability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0.1" calcext:value-type="float">
            <text:p>0.10</text:p>
          </table:table-cell>
          <table:table-cell table:style-name="My_20_Good" office:value-type="string" calcext:value-type="string">
            <text:p>0.05-0.1</text:p>
          </table:table-cell>
          <table:table-cell table:number-columns-repeated="2"/>
          <table:table-cell office:value-type="string" calcext:value-type="string">
            <text:p>IC(driver)</text:p>
          </table:table-cell>
          <table:table-cell table:style-name="ce20" office:value-type="string" calcext:value-type="string">
            <text:p>mA</text:p>
          </table:table-cell>
          <table:table-cell table:style-name="ce22" table:formula="of:=[.I23]" office:value-type="float" office:value="8" calcext:value-type="float">
            <text:p>8.00</text:p>
          </table:table-cell>
          <table:table-cell table:style-name="ce20" office:value-type="string" calcext:value-type="string">
            <text:p>-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RE</text:p>
          </table:table-cell>
          <table:table-cell office:value-type="string" calcext:value-type="string">
            <text:p>Ω</text:p>
          </table:table-cell>
          <table:table-cell table:formula="of:=(([.I31] * [.C16]) / [.I23]) * 1000" office:value-type="float" office:value="150" calcext:value-type="float">
            <text:p>150.00</text:p>
          </table:table-cell>
          <table:table-cell office:value-type="string" calcext:value-type="string">
            <text:p>*stabilit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E</text:p>
          </table:table-cell>
          <table:table-cell office:value-type="string" calcext:value-type="string">
            <text:p>uF</text:p>
          </table:table-cell>
          <table:table-cell table:formula="of:=(10 / (2*PI()*[.C3]*[.I32])) * POWER(10; 6)" office:value-type="float" office:value="212.206590789194" calcext:value-type="float">
            <text:p>212.21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My_20_Good" office:value-type="string" calcext:value-type="string">
            <text:p>kd</text:p>
          </table:table-cell>
          <table:table-cell table:style-name="My_20_Good" office:value-type="string" calcext:value-type="string">
            <text:p>-</text:p>
          </table:table-cell>
          <table:table-cell table:style-name="ce9" office:value-type="float" office:value="10" calcext:value-type="float">
            <text:p>10.00</text:p>
          </table:table-cell>
          <table:table-cell table:style-name="My_20_Good" office:value-type="string" calcext:value-type="string">
            <text:p>5-5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b</text:p>
          </table:table-cell>
          <table:table-cell office:value-type="string" calcext:value-type="string">
            <text:p>uA</text:p>
          </table:table-cell>
          <table:table-cell table:formula="of:=([.I23] / [.I29]) * 1000" office:value-type="float" office:value="25.8064516129032" calcext:value-type="float">
            <text:p>25.8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d</text:p>
          </table:table-cell>
          <table:table-cell office:value-type="string" calcext:value-type="string">
            <text:p>uA</text:p>
          </table:table-cell>
          <table:table-cell table:formula="of:=[.I34] * [.I35]" office:value-type="float" office:value="258.064516129032" calcext:value-type="float">
            <text:p>258.06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My_20_Good" office:value-type="string" calcext:value-type="string">
            <text:p>VBE(on)</text:p>
          </table:table-cell>
          <table:table-cell table:style-name="ce17" office:value-type="string" calcext:value-type="string">
            <text:p>V</text:p>
          </table:table-cell>
          <table:table-cell table:style-name="ce9" office:value-type="float" office:value="0.7" calcext:value-type="float">
            <text:p>0.70</text:p>
          </table:table-cell>
          <table:table-cell table:style-name="ce17" office:value-type="string" calcext:value-type="string">
            <text:p>Si transistor</text:p>
          </table:table-cell>
          <table:table-cell table:number-columns-repeated="2"/>
          <table:table-cell table:style-name="My_20_Good" office:value-type="string" calcext:value-type="string">
            <text:p>Choi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2</text:p>
          </table:table-cell>
          <table:table-cell office:value-type="string" calcext:value-type="string">
            <text:p>kΩ</text:p>
          </table:table-cell>
          <table:table-cell table:formula="of:=((([.I23]*[.I32]) / 1000 + [.I37]) / [.I36]) * POWER(10; 3)" office:value-type="float" office:value="7.3625" calcext:value-type="float">
            <text:p>7.3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Neutral" office:value-type="string" calcext:value-type="string">
            <text:p>Calculation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1</text:p>
          </table:table-cell>
          <table:table-cell office:value-type="string" calcext:value-type="string">
            <text:p>kΩ</text:p>
          </table:table-cell>
          <table:table-cell table:formula="of:=((0.5*[.C16] - (([.I36]*[.I38]) / 1000)) / ([.I36] + [.I35])) * 1000" office:value-type="float" office:value="14.4431818181818" calcext:value-type="float">
            <text:p>14.4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My_20_Bad" office:value-type="string" calcext:value-type="string">
            <text:p>Constraint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2</text:p>
          </table:table-cell>
          <table:table-cell office:value-type="string" calcext:value-type="string">
            <text:p>uF</text:p>
          </table:table-cell>
          <table:table-cell table:formula="of:=(1 / (2*PI()*[.C3]*[.C7]*SQRT((1 / POWER([.D5]; 2) - 1)))) * POWER(10; 6)" office:value-type="float" office:value="390.007619900837" calcext:value-type="float">
            <text:p>390.01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i(driver trans.)</text:p>
          </table:table-cell>
          <table:table-cell office:value-type="string" calcext:value-type="string">
            <text:p>kΩ</text:p>
          </table:table-cell>
          <table:table-cell table:formula="of:=(0.026 * [.I29]) / [.I23]" office:value-type="float" office:value="1.0075" calcext:value-type="float">
            <text:p>1.0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b</text:p>
          </table:table-cell>
          <table:table-cell office:value-type="string" calcext:value-type="string">
            <text:p>kΩ</text:p>
          </table:table-cell>
          <table:table-cell table:formula="of:=([.I39] * [.I38]) / ([.I39] + [.I38])" office:value-type="float" office:value="4.8766155088853" calcext:value-type="float">
            <text:p>4.88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i(driver)</text:p>
          </table:table-cell>
          <table:table-cell office:value-type="string" calcext:value-type="string">
            <text:p>Ω</text:p>
          </table:table-cell>
          <table:table-cell table:formula="of:=([.I41] * [.I42]) / ([.I41] + [.I42]) * 1000" office:value-type="float" office:value="834.992127157053" calcext:value-type="float">
            <text:p>834.99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C1</text:p>
          </table:table-cell>
          <table:table-cell office:value-type="string" calcext:value-type="string">
            <text:p>uF</text:p>
          </table:table-cell>
          <table:table-cell table:formula="of:=(1 / (2 * PI() * [.C3] * [.I43] * SQRT((1 / POWER([.D5]; 2) - 1)))) * POWER(10; 6)" office:value-type="float" office:value="3.73663518221393" calcext:value-type="float">
            <text:p>3.74</text:p>
          </table:table-cell>
          <table:table-cell office:value-type="string" calcext:value-type="string">
            <text:p>≥ 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RL(driver)</text:p>
          </table:table-cell>
          <table:table-cell office:value-type="string" calcext:value-type="string">
            <text:p>Ω</text:p>
          </table:table-cell>
          <table:table-cell table:formula="of:=([.I13] * [.I22]) / ([.I13] + [.I22])" office:value-type="float" office:value="342.648845686513" calcext:value-type="float">
            <text:p>342.6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cm(driver)</text:p>
          </table:table-cell>
          <table:table-cell office:value-type="string" calcext:value-type="string">
            <text:p>mA</text:p>
          </table:table-cell>
          <table:table-cell table:formula="of:=[.I14] / [.I45] * 1000" office:value-type="float" office:value="12.1407092198582" calcext:value-type="float">
            <text:p>12.14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Ibm(driver)</text:p>
          </table:table-cell>
          <table:table-cell office:value-type="string" calcext:value-type="string">
            <text:p>uA</text:p>
          </table:table-cell>
          <table:table-cell table:formula="of:=[.I46] / [.I29] * 1000" office:value-type="float" office:value="39.1635781285747" calcext:value-type="float">
            <text:p>39.1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Uim(driver)</text:p>
          </table:table-cell>
          <table:table-cell office:value-type="string" calcext:value-type="string">
            <text:p>mV</text:p>
          </table:table-cell>
          <table:table-cell table:formula="of:=[.I47] * [.I41]" office:value-type="float" office:value="39.457304964539" calcext:value-type="float">
            <text:p>39.46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D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_20_3" style:display-name="Heading 3" style:family="table-cell" style:parent-style-name="Default">
      <style:table-cell-properties fo:background-color="#00599d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My_20_Bad" style:display-name="My Bad" style:family="table-cell" style:parent-style-name="Ba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Good" style:display-name="My Good" style:family="table-cell" style:parent-style-name="Good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My_20_Neutral" style:display-name="My Neutral" style:family="table-cell" style:parent-style-name="My_20_Bad">
      <style:table-cell-properties fo:background-color="#fff450"/>
      <style:text-properties fo:color="#d4711a"/>
    </style:style>
    <style:style style:name="Content_20_1" style:display-name="Content 1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  <style:text-properties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23:04:41.414978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8:16:56.266543157</meta:creation-date>
    <meta:generator>LibreOffice/6.0.6.2$Linux_X86_64 LibreOffice_project/00m0$Build-2</meta:generator>
    <dc:date>2018-10-13T23:41:07.132101156</dc:date>
    <meta:editing-duration>PT4H46M47S</meta:editing-duration>
    <meta:editing-cycles>71</meta:editing-cycles>
    <meta:document-statistic meta:table-count="1" meta:cell-count="334" meta:object-count="0"/>
  </office:meta>
</office:document-meta>
</file>